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27cm" fo:margin-left="0cm" table:align="left"/>
    </style:style>
    <style:style style:name="Table1.A" style:family="table-column">
      <style:table-column-properties style:column-width="5.385cm"/>
    </style:style>
    <style:style style:name="Table1.B" style:family="table-column">
      <style:table-column-properties style:column-width="11.64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justify" style:justify-single-word="false"/>
      <style:text-properties officeooo:paragraph-rsid="001cbb3b"/>
    </style:style>
    <style:style style:name="P2" style:family="paragraph" style:parent-style-name="Standard">
      <style:paragraph-properties fo:text-align="justify" style:justify-single-word="false"/>
      <style:text-properties fo:color="#000000" style:font-name="Monospace" fo:font-size="10pt" officeooo:rsid="00019e0f" officeooo:paragraph-rsid="001cbb3b" style:font-name-asian="Droid Sans Fallback" style:font-size-asian="10pt" style:font-name-complex="FreeSans" style:font-size-complex="10pt"/>
    </style:style>
    <style:style style:name="P3" style:family="paragraph" style:parent-style-name="Standard">
      <style:paragraph-properties fo:text-align="justify" style:justify-single-word="false"/>
      <style:text-properties fo:color="#000000" style:font-name="Monospace" fo:font-size="10pt" officeooo:rsid="001b6974" officeooo:paragraph-rsid="001cbb3b" style:font-name-asian="Droid Sans Fallback" style:font-size-asian="10pt" style:font-name-complex="FreeSans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000000" style:font-name="Monospace" fo:font-size="10pt" officeooo:rsid="0002459d" officeooo:paragraph-rsid="001cbb3b" style:font-name-asian="Droid Sans Fallback" style:font-size-asian="10pt" style:font-name-complex="FreeSans" style:font-size-complex="10pt"/>
    </style:style>
    <style:style style:name="P5" style:family="paragraph" style:parent-style-name="Standard">
      <style:paragraph-properties fo:text-align="justify" style:justify-single-word="false"/>
      <style:text-properties fo:color="#000000" style:font-name="Monospace" fo:font-size="10pt" officeooo:rsid="0002459d" officeooo:paragraph-rsid="001ce816" style:font-name-asian="Droid Sans Fallback" style:font-size-asian="10pt" style:font-name-complex="FreeSans" style:font-size-complex="10pt"/>
    </style:style>
    <style:style style:name="P6" style:family="paragraph" style:parent-style-name="Standard">
      <style:paragraph-properties fo:text-align="justify" style:justify-single-word="false"/>
      <style:text-properties officeooo:paragraph-rsid="001cbb3b"/>
    </style:style>
    <style:style style:name="P7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cbb3b"/>
    </style:style>
    <style:style style:name="P8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cbb3b"/>
    </style:style>
    <style:style style:name="P9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ce816"/>
    </style:style>
    <style:style style:name="P10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officeooo:paragraph-rsid="001edd7e"/>
    </style:style>
    <style:style style:name="P11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0pt" fo:letter-spacing="normal" fo:font-style="normal" fo:font-weight="normal" officeooo:paragraph-rsid="001cbb3b" style:font-size-asian="10pt" style:font-size-complex="10pt"/>
    </style:style>
    <style:style style:name="P12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size="10pt" officeooo:paragraph-rsid="001cbb3b" style:font-size-asian="10pt" style:font-size-complex="10pt"/>
    </style:style>
    <style:style style:name="P13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cbb3b"/>
    </style:style>
    <style:style style:name="P14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cbb3b"/>
    </style:style>
    <style:style style:name="P15" style:family="paragraph" style:parent-style-name="Standard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fo:color="#000000" style:font-name="Monospace" fo:font-size="10pt" officeooo:paragraph-rsid="001cbb3b" style:font-size-asian="10pt"/>
    </style:style>
    <style:style style:name="P16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1cbb3b"/>
    </style:style>
    <style:style style:name="P17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color="#0000ff" officeooo:paragraph-rsid="001cbb3b"/>
    </style:style>
    <style:style style:name="P18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0pt" fo:letter-spacing="normal" fo:font-style="normal" fo:font-weight="bold" officeooo:paragraph-rsid="001cbb3b" style:font-name-asian="Droid Sans Fallback" style:font-size-asian="10pt" style:font-name-complex="FreeSans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Liberation Sans" fo:font-size="10pt" officeooo:paragraph-rsid="001cbb3b" style:font-name-asian="Droid Sans Fallback" style:font-size-asian="10pt" style:font-name-complex="FreeSans" style:font-size-complex="10pt"/>
    </style:style>
    <style:style style:name="P20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cbb3b"/>
    </style:style>
    <style:style style:name="P21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1cbb3b" style:font-size-asian="16pt"/>
    </style:style>
    <style:style style:name="P22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000000" style:font-name="Monospace" fo:font-size="10pt" officeooo:paragraph-rsid="001cbb3b" style:font-size-asian="10pt"/>
    </style:style>
    <style:style style:name="P23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cbb3b" style:font-size-asian="16pt" style:font-size-complex="16pt"/>
    </style:style>
    <style:style style:name="P24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1cbb3b" style:font-size-asian="16pt" style:font-weight-asian="normal" style:font-size-complex="16pt" style:font-weight-complex="normal"/>
    </style:style>
    <style:style style:name="P25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color="#6600ff" officeooo:paragraph-rsid="001cbb3b"/>
    </style:style>
    <style:style style:name="P26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cbb3b"/>
    </style:style>
    <style:style style:name="P27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cbb3b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019e0f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af011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fo:font-size="20pt" fo:font-style="normal" style:text-underline-style="none" fo:font-weight="bold" officeooo:rsid="001cbb3b" style:font-size-asian="20pt" style:font-style-asian="normal" style:font-weight-asian="bold" style:font-size-complex="20pt" style:font-style-complex="normal" style:font-weight-complex="bold" fo:padding="0cm" fo:border="none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00" style:font-name="Monospace" fo:font-size="10pt" officeooo:rsid="001cbb3b" style:font-size-asian="10pt"/>
    </style:style>
    <style:style style:name="T8" style:family="text">
      <style:text-properties fo:color="#000000" style:font-name="Monospace" fo:font-size="10pt" style:text-underline-style="none" style:font-size-asian="10pt"/>
    </style:style>
    <style:style style:name="T9" style:family="text">
      <style:text-properties fo:color="#000000" style:font-name="Monospace" fo:font-size="10pt" style:text-underline-style="none" officeooo:rsid="001cbb3b" style:font-size-asian="10pt"/>
    </style:style>
    <style:style style:name="T10" style:family="text">
      <style:text-properties fo:color="#000000" style:font-name="Monospace" fo:font-size="10pt" style:text-underline-style="none" officeooo:rsid="001cbb3b" fo:background-color="#ffff00" loext:char-shading-value="0" style:font-size-asian="10pt"/>
    </style:style>
    <style:style style:name="T11" style:family="text">
      <style:text-properties fo:color="#000000" style:font-name="Monospace" fo:font-size="10pt" style:text-underline-style="none" officeooo:rsid="001cbb3b" fo:background-color="transparent" loext:char-shading-value="0" style:font-size-asian="10pt"/>
    </style:style>
    <style:style style:name="T12" style:family="text">
      <style:text-properties fo:color="#000000" style:font-name="Monospace" fo:font-size="10pt" officeooo:rsid="001cbb3b" fo:background-color="#ffff00" loext:char-shading-value="0" style:font-size-asian="10pt"/>
    </style:style>
    <style:style style:name="T13" style:family="text">
      <style:text-properties fo:color="#000000" style:font-name="Monospace" fo:font-size="10pt" officeooo:rsid="001cbb3b" fo:background-color="transparent" loext:char-shading-value="0" style:font-size-asian="10pt"/>
    </style:style>
    <style:style style:name="T14" style:family="text">
      <style:text-properties fo:color="#000000" style:font-name="Monospace" fo:font-size="10pt" style:font-size-asian="10pt"/>
    </style:style>
    <style:style style:name="T15" style:family="text">
      <style:text-properties fo:color="#7f0055" style:font-name="Monospace" fo:font-size="10pt" fo:font-weight="bold" style:font-size-asian="10pt" style:font-weight-asian="bold"/>
    </style:style>
    <style:style style:name="T16" style:family="text">
      <style:text-properties fo:color="#7f0055" style:font-name="Monospace" fo:font-size="10pt" fo:font-weight="bold" style:font-size-asian="10pt" style:font-weight-asian="bold"/>
    </style:style>
    <style:style style:name="T17" style:family="text">
      <style:text-properties fo:font-variant="normal" fo:text-transform="none" fo:color="#353833" style:font-name="Arial" fo:letter-spacing="normal" fo:font-style="normal"/>
    </style:style>
    <style:style style:name="T18" style:family="text">
      <style:text-properties fo:font-variant="normal" fo:text-transform="none" fo:color="#353833" style:font-name="Arial" fo:letter-spacing="normal" fo:font-style="normal" officeooo:rsid="001202ec"/>
    </style:style>
    <style:style style:name="T19" style:family="text">
      <style:text-properties fo:font-variant="normal" fo:text-transform="none" fo:color="#353833" style:font-name="Arial" fo:letter-spacing="normal" fo:font-style="normal" officeooo:rsid="0017d995"/>
    </style:style>
    <style:style style:name="T20" style:family="text">
      <style:text-properties fo:font-variant="normal" fo:text-transform="none" fo:color="#353833" style:font-name="Arial" fo:letter-spacing="normal" fo:font-style="normal" fo:font-weight="normal"/>
    </style:style>
    <style:style style:name="T21" style:family="text">
      <style:text-properties fo:font-variant="normal" fo:text-transform="none" fo:color="#353833" style:font-name="Arial" fo:letter-spacing="normal" fo:font-style="normal" fo:font-weight="normal" officeooo:rsid="001ce816"/>
    </style:style>
    <style:style style:name="T22" style:family="text">
      <style:text-properties fo:font-variant="normal" fo:text-transform="none" fo:color="#353833" style:font-name="Arial" fo:font-size="9pt" fo:letter-spacing="normal" fo:font-style="normal" fo:font-weight="normal"/>
    </style:style>
    <style:style style:name="T23" style:family="text">
      <style:text-properties fo:font-variant="normal" fo:text-transform="none" fo:color="#353833" style:font-name="Arial" fo:font-size="10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353833" style:font-name="Arial" fo:font-size="10pt" fo:letter-spacing="normal" fo:font-style="normal" fo:font-weight="normal" officeooo:rsid="001ce816" style:font-size-asian="10pt" style:font-size-complex="10pt"/>
    </style:style>
    <style:style style:name="T25" style:family="text">
      <style:text-properties fo:font-variant="normal" fo:text-transform="none" fo:color="#353833" style:font-name="Arial" fo:font-size="10pt" fo:letter-spacing="normal" fo:font-style="normal" fo:font-weight="normal" officeooo:rsid="001edd7e" style:font-size-asian="10pt" style:font-size-complex="10pt"/>
    </style:style>
    <style:style style:name="T26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27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19e0f" style:text-blinking="false"/>
    </style:style>
    <style:style style:name="T28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af011" style:text-blinking="false"/>
    </style:style>
    <style:style style:name="T29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30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cbb3b" style:text-blinking="false"/>
    </style:style>
    <style:style style:name="T31" style:family="text">
      <style:text-properties fo:font-variant="normal" fo:text-transform="none" fo:color="#353833" style:font-name="Ubuntu Medium1" fo:font-size="9pt" fo:letter-spacing="normal" fo:font-style="normal" fo:font-weight="normal"/>
    </style:style>
    <style:style style:name="T32" style:family="text">
      <style:text-properties fo:font-variant="normal" fo:text-transform="none" fo:color="#353833" style:font-name="Ubuntu Medium1" fo:font-size="9pt" fo:letter-spacing="normal" fo:font-style="normal" fo:font-weight="normal" officeooo:rsid="00019e0f"/>
    </style:style>
    <style:style style:name="T33" style:family="text">
      <style:text-properties fo:font-variant="normal" fo:text-transform="none" fo:color="#353833" style:font-name="Ubuntu Medium1" fo:font-size="9pt" fo:letter-spacing="normal" fo:font-style="normal" fo:font-weight="normal" officeooo:rsid="001cbb3b"/>
    </style:style>
    <style:style style:name="T34" style:family="text">
      <style:text-properties fo:font-variant="normal" fo:text-transform="none" fo:color="#353833" fo:font-size="10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fo:color="#353833" fo:font-size="10pt" fo:letter-spacing="normal" fo:font-style="normal" fo:font-weight="normal" officeooo:rsid="001ce816" style:font-size-asian="10pt" style:font-size-complex="10pt"/>
    </style:style>
    <style:style style:name="T36" style:family="text">
      <style:text-properties fo:font-variant="normal" fo:text-transform="none" fo:color="#353833" fo:letter-spacing="normal" fo:font-style="normal" fo:font-weight="normal"/>
    </style:style>
    <style:style style:name="T37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style:text-blinking="false" style:font-size-asian="10pt" style:font-size-complex="10pt"/>
    </style:style>
    <style:style style:name="T38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019e0f" style:text-blinking="false" style:font-size-asian="10pt" style:font-size-complex="10pt"/>
    </style:style>
    <style:style style:name="T39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ce816" style:text-blinking="false" style:font-size-asian="10pt" style:font-size-complex="10pt"/>
    </style:style>
    <style:style style:name="T40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d4a60" style:text-blinking="false" style:font-size-asian="10pt" style:font-size-complex="10pt"/>
    </style:style>
    <style:style style:name="T41" style:family="text">
      <style:text-properties fo:font-variant="normal" fo:text-transform="none" fo:color="#4c6b87" style:text-line-through-style="none" style:text-line-through-type="none" fo:font-size="10pt" fo:letter-spacing="normal" fo:font-style="normal" style:text-underline-style="none" fo:font-weight="bold" officeooo:rsid="001e6995" style:text-blinking="false" style:font-size-asian="10pt" style:font-size-complex="10pt"/>
    </style:style>
    <style:style style:name="T42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style:text-blinking="false"/>
    </style:style>
    <style:style style:name="T43" style:family="text">
      <style:text-properties fo:font-variant="normal" fo:text-transform="none" fo:color="#4c6b87" style:text-line-through-style="none" style:text-line-through-type="none" fo:letter-spacing="normal" fo:font-style="normal" style:text-underline-style="none" fo:font-weight="bold" officeooo:rsid="00019e0f" style:text-blinking="false"/>
    </style:style>
    <style:style style:name="T44" style:family="text">
      <style:text-properties fo:color="#0000c0" style:font-name="Monospace" fo:font-size="10pt" style:font-size-asian="10pt"/>
    </style:style>
    <style:style style:name="T45" style:family="text">
      <style:text-properties fo:color="#0000c0" style:font-name="Monospace" fo:font-size="10pt" style:font-size-asian="10pt"/>
    </style:style>
    <style:style style:name="T46" style:family="text">
      <style:text-properties fo:color="#0000ff" style:font-name="Monospace" fo:font-size="10pt" style:font-size-asian="10pt"/>
    </style:style>
    <style:style style:name="T47" style:family="text">
      <style:text-properties fo:color="#0000ff" style:font-name="Monospace" fo:font-size="10pt" officeooo:rsid="00019e0f" style:font-size-asian="10pt"/>
    </style:style>
    <style:style style:name="T48" style:family="text">
      <style:text-properties fo:color="#0000ff" style:font-name="Monospace" fo:font-size="10pt" officeooo:rsid="000c3269" style:font-size-asian="10pt"/>
    </style:style>
    <style:style style:name="T49" style:family="text">
      <style:text-properties fo:color="#0000ff" style:font-name="Monospace" fo:font-size="10pt" officeooo:rsid="00192d5d" style:font-size-asian="10pt"/>
    </style:style>
    <style:style style:name="T50" style:family="text">
      <style:text-properties fo:color="#0000ff" style:font-name="Monospace" fo:font-size="10pt" officeooo:rsid="001cbb3b" style:font-size-asian="10pt"/>
    </style:style>
    <style:style style:name="T51" style:family="text">
      <style:text-properties fo:color="#0000ff" style:font-name="Monospace" fo:font-size="10pt" officeooo:rsid="001cbb3b" fo:background-color="transparent" loext:char-shading-value="0" style:font-size-asian="10pt"/>
    </style:style>
    <style:style style:name="T52" style:family="text">
      <style:text-properties fo:color="#0000ff" style:font-name="Monospace" fo:font-size="10pt" style:text-underline-style="none" officeooo:rsid="001cbb3b" fo:background-color="transparent" loext:char-shading-value="0" style:font-size-asian="10pt"/>
    </style:style>
    <style:style style:name="T53" style:family="text">
      <style:text-properties style:font-name="Ubuntu Medium1"/>
    </style:style>
    <style:style style:name="T54" style:family="text">
      <style:text-properties style:font-name="Ubuntu Medium1" officeooo:rsid="00019e0f"/>
    </style:style>
    <style:style style:name="T55" style:family="text">
      <style:text-properties style:font-name="Ubuntu Medium1" officeooo:rsid="001cbb3b"/>
    </style:style>
    <style:style style:name="T56" style:family="text">
      <style:text-properties officeooo:rsid="001b3c2c"/>
    </style:style>
    <style:style style:name="T57" style:family="text">
      <style:text-properties style:font-name="Monospace" fo:font-size="10pt" style:font-size-asian="10pt"/>
    </style:style>
    <style:style style:name="T58" style:family="text">
      <style:text-properties style:font-name="Monospace" fo:font-size="10pt" officeooo:rsid="00019e0f" style:font-size-asian="10pt"/>
    </style:style>
    <style:style style:name="T59" style:family="text">
      <style:text-properties style:font-name="Monospace" fo:font-size="10pt" officeooo:rsid="000c3269" style:font-size-asian="10pt"/>
    </style:style>
    <style:style style:name="T60" style:family="text">
      <style:text-properties style:font-name="Monospace" fo:font-size="10pt" officeooo:rsid="00192d5d" style:font-size-asian="10pt"/>
    </style:style>
    <style:style style:name="T61" style:family="text">
      <style:text-properties style:font-name="Monospace" fo:font-size="10pt" officeooo:rsid="001cbb3b" style:font-size-asian="10pt"/>
    </style:style>
    <style:style style:name="T62" style:family="text">
      <style:text-properties style:font-name="Monospace" fo:font-size="10pt" style:font-size-asian="10pt"/>
    </style:style>
    <style:style style:name="T63" style:family="text">
      <style:text-properties style:font-name="Monospace" fo:font-size="10pt" officeooo:rsid="001cbb3b" style:font-size-asian="10pt"/>
    </style:style>
    <style:style style:name="T64" style:family="text">
      <style:text-properties style:text-underline-style="solid" style:text-underline-type="double" style:text-underline-width="auto" style:text-underline-color="font-color"/>
    </style:style>
    <style:style style:name="T65" style:family="text">
      <style:text-properties officeooo:rsid="001ce816"/>
    </style:style>
    <style:style style:name="T66" style:family="text">
      <style:text-properties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Class </text:span><text:span text:style-name="T2">Describ</text:span><text:span text:style-name="T5">eSnapshots</text:span><text:span text:style-name="T4">Request</text:span></text:h>
      <text:p text:style-name="P27"/>
      <text:p text:style-name="P7"><text:span text:style-name="T15">public</text:span><text:span text:style-name="T6"> </text:span><text:span text:style-name="T15">class</text:span><text:span text:style-name="T6"> </text:span><text:span text:style-name="T8">Describe</text:span><text:span text:style-name="T9">Snapshots</text:span><text:span text:style-name="T8">Request</text:span><text:span text:style-name="T6"> </text:span><text:span text:style-name="T15">extends</text:span><text:span text:style-name="T6"> JCSRequest </text:span><text:span text:style-name="T15">implements </text:span><text:span text:style-name="T6">Serializable, Cloneable</text:span></text:p>
      <text:p text:style-name="P7"><text:span text:style-name="T6"/></text:p>
      <text:p text:style-name="P21"><text:span text:style-name="T66">Field Summary</text:span></text:p>
      <text:list xml:id="list1658525887724790647" text:style-name="L1">
        <text:list-item>
          <text:p text:style-name="P26"><text:span text:style-name="T17">Fields inherited from </text:span><text:span text:style-name="T18">JCS</text:span><text:span text:style-name="T19">Request</text:span></text:p>
          <text:list>
            <text:list-item>
              <text:list>
                <text:list-header>
                  <text:p text:style-name="P13"><text:span text:style-name="T15">private</text:span><text:span text:style-name="T6"> JCSCredentialsProvider </text:span><text:span text:style-name="T44">credentialsProvider</text:span><text:span text:style-name="T6">;</text:span></text:p>
                  <text:p text:style-name="P13"><text:span text:style-name="T15">private</text:span><text:span text:style-name="T6"> Map&lt;String, String&gt; </text:span><text:span text:style-name="T44">customRequestHeaders</text:span><text:span text:style-name="T6">;</text:span></text:p>
                  <text:p text:style-name="P15"/>
                </text:list-header>
              </text:list>
            </text:list-item>
          </text:list>
        </text:list-item>
        <text:list-item>
          <text:p text:style-name="P26"><text:span text:style-name="T26">Fields in </text:span><text:span text:style-name="T27">Describe</text:span><text:span text:style-name="T30">Snapshots</text:span><text:span text:style-name="T29">Request</text:span></text:p>
        </text:list-item>
      </text:list>
      <text:p text:style-name="P20"><text:tab/><text:tab/><text:span text:style-name="T15">private</text:span><text:span text:style-name="T6"> List&lt;String&gt; </text:span><text:span text:style-name="T51">s</text:span><text:span text:style-name="T52">napshot</text:span><text:span text:style-name="T44">Ids</text:span><text:span text:style-name="T6">;</text:span></text:p>
      <text:p text:style-name="P20"><text:span text:style-name="T6"><text:tab/><text:tab/></text:span><text:span text:style-name="T15">private</text:span><text:span text:style-name="T6"> String </text:span><text:span text:style-name="T44">nextToken</text:span><text:span text:style-name="T6">;</text:span></text:p>
      <text:p text:style-name="P20"><text:span text:style-name="T6"><text:tab/><text:tab/></text:span><text:span text:style-name="T15">private</text:span><text:span text:style-name="T6"> Integer </text:span><text:span text:style-name="T44">maxResults</text:span><text:span text:style-name="T6">;</text:span></text:p>
      <text:p text:style-name="P22"/>
      <text:p text:style-name="P23">Constructor Summary</text:p>
      <text:list xml:id="list7123938342107808307" text:style-name="L3">
        <text:list-item>
          <text:p text:style-name="P14"><text:span text:style-name="T47">Describe</text:span><text:span text:style-name="T50">Snapshots</text:span><text:span text:style-name="T49">Request</text:span><text:span text:style-name="T46">()</text:span></text:p>
          <text:list>
            <text:list-header>
              <text:p text:style-name="P16">Default constructor for <text:span text:style-name="T54">Describe</text:span><text:span text:style-name="T55">Snapshots</text:span><text:span text:style-name="T53">Request</text:span> objec<text:span text:style-name="T56">t</text:span>.</text:p>
            </text:list-header>
          </text:list>
        </text:list-item>
        <text:list-item>
          <text:p text:style-name="P17"><text:span text:style-name="T58">Describe</text:span><text:span text:style-name="T61">Snapshots</text:span><text:span text:style-name="T60">Request</text:span><text:span text:style-name="T57">(</text:span><text:span text:style-name="T57">List&lt;String&gt; </text:span><text:span text:style-name="T61">snapshot</text:span><text:span text:style-name="T57">Ids</text:span><text:span text:style-name="T57">)</text:span></text:p>
          <text:list>
            <text:list-header>
              <text:p text:style-name="P14"><text:span text:style-name="T31">Constructs a new </text:span><text:span text:style-name="T32">Describe</text:span><text:span text:style-name="T33">Snapshots</text:span><text:span text:style-name="T31">Request</text:span><text:span text:style-name="T31"> object.<text:tab/></text:span></text:p>
            </text:list-header>
          </text:list>
        </text:list-item>
      </text:list>
      <text:p text:style-name="P25"><text:tab/></text:p>
      <text:p text:style-name="P24">Method Summary</text:p>
      <text:p text:style-name="P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Modifier and Type</text:p>
          </table:table-cell>
          <table:table-cell table:style-name="Table1.B1" office:value-type="string">
            <text:p text:style-name="P18">Method and Description</text:p>
          </table:table-cell>
        </table:table-row>
        <table:table-row>
          <table:table-cell table:style-name="Table1.A2" office:value-type="string">
            <text:p text:style-name="P2">Integer</text:p>
            <text:p text:style-name="P19"/>
          </table:table-cell>
          <table:table-cell table:style-name="Table1.B2" office:value-type="string">
            <text:p text:style-name="P6"><text:span text:style-name="Source_20_Text"><text:span text:style-name="T38">getMaxResults</text:span></text:span><text:span text:style-name="Source_20_Text"><text:span text:style-name="T34">()</text:span></text:span></text:p>
            <text:p text:style-name="P8"><text:span text:style-name="T23">The maximum number of </text:span><text:span text:style-name="T25">snapshot</text:span><text:span text:style-name="T23"> results returned by </text:span><text:span text:style-name="Source_20_Text"><text:span text:style-name="T23">Describe</text:span></text:span><text:span text:style-name="Source_20_Text"><text:span text:style-name="T24">Snapshots</text:span></text:span><text:span text:style-name="Source_20_Text"><text:span text:style-name="T23"> </text:span></text:span><text:span text:style-name="T23">in paginated output.</text:span></text:p>
          </table:table-cell>
        </table:table-row>
        <text:soft-page-break/>
        <table:table-row>
          <table:table-cell table:style-name="Table1.A2" office:value-type="string">
            <text:p text:style-name="P3">String</text:p>
            <text:p text:style-name="P19"/>
          </table:table-cell>
          <table:table-cell table:style-name="Table1.B2" office:value-type="string">
            <text:p text:style-name="P6"><text:span text:style-name="Source_20_Text"><text:span text:style-name="T37">getNextToken</text:span></text:span><text:span text:style-name="Source_20_Text"><text:span text:style-name="T34">()</text:span></text:span></text:p>
            <text:p text:style-name="P8"><text:span text:style-name="T23">The </text:span><text:span text:style-name="Source_20_Text"><text:span text:style-name="T23">NextToken </text:span></text:span><text:span text:style-name="T23">value returned from a previous paginated </text:span><text:span text:style-name="Source_20_Text"><text:span text:style-name="T23">Describe</text:span></text:span><text:span text:style-name="Source_20_Text"><text:span text:style-name="T24">Snapshots</text:span></text:span><text:span text:style-name="Source_20_Text"><text:span text:style-name="T23"> </text:span></text:span><text:span text:style-name="T23">request where </text:span><text:span text:style-name="Source_20_Text"><text:span text:style-name="T23">MaxResults </text:span></text:span><text:span text:style-name="T23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2">List&lt;String&gt;</text:p>
          </table:table-cell>
          <table:table-cell table:style-name="Table1.B2" office:value-type="string">
            <text:p text:style-name="P6"><text:span text:style-name="Source_20_Text"><text:span text:style-name="T38">get</text:span></text:span><text:span text:style-name="Source_20_Text"><text:span text:style-name="T39">Snapshot</text:span></text:span><text:span text:style-name="Source_20_Text"><text:span text:style-name="T38">Ids</text:span></text:span><text:span text:style-name="Source_20_Text"><text:span text:style-name="T34">()</text:span></text:span></text:p>
            <text:p text:style-name="P11">One or more <text:span text:style-name="T65">snapshot</text:span> IDs.</text:p>
          </table:table-cell>
        </table:table-row>
        <table:table-row>
          <table:table-cell table:style-name="Table1.A2" office:value-type="string">
            <text:p text:style-name="P4">void</text:p>
          </table:table-cell>
          <table:table-cell table:style-name="Table1.B2" office:value-type="string">
            <text:p text:style-name="P6"><text:span text:style-name="Source_20_Text"><text:span text:style-name="T37">setMaxResults</text:span></text:span><text:span text:style-name="Source_20_Text"><text:span text:style-name="T34">(</text:span></text:span><text:span text:style-name="Source_20_Text"><text:span text:style-name="T37">Integer </text:span></text:span><text:span text:style-name="Source_20_Text"><text:span text:style-name="T34">maxResults)</text:span></text:span></text:p>
            <text:p text:style-name="P10"><text:span text:style-name="T23">The maximum number of </text:span><text:span text:style-name="T25">snapshot</text:span><text:span text:style-name="T23"> results returned by </text:span><text:span text:style-name="Source_20_Text"><text:span text:style-name="T23">Describe</text:span></text:span><text:span text:style-name="Source_20_Text"><text:span text:style-name="T24">Snapshots</text:span></text:span><text:span text:style-name="Source_20_Text"><text:span text:style-name="T23"> </text:span></text:span><text:span text:style-name="T23">in paginated output.</text:span></text:p>
          </table:table-cell>
        </table:table-row>
        <table:table-row>
          <table:table-cell table:style-name="Table1.A2" office:value-type="string">
            <text:p text:style-name="P4">void</text:p>
          </table:table-cell>
          <table:table-cell table:style-name="Table1.B2" office:value-type="string">
            <text:p text:style-name="P6"><text:span text:style-name="Source_20_Text"><text:span text:style-name="T37">setNextToken</text:span></text:span><text:span text:style-name="Source_20_Text"><text:span text:style-name="T34">(</text:span></text:span><text:span text:style-name="Source_20_Text"><text:span text:style-name="T37">String </text:span></text:span><text:span text:style-name="Source_20_Text"><text:span text:style-name="T34">nextToken)</text:span></text:span></text:p>
            <text:p text:style-name="P8"><text:span text:style-name="T23">The </text:span><text:span text:style-name="Source_20_Text"><text:span text:style-name="T23">NextToken </text:span></text:span><text:span text:style-name="T23">value returned from a previous paginated </text:span><text:span text:style-name="Source_20_Text"><text:span text:style-name="T23">Describe</text:span></text:span><text:span text:style-name="Source_20_Text"><text:span text:style-name="T24">Snapshots</text:span></text:span><text:span text:style-name="Source_20_Text"><text:span text:style-name="T23"> </text:span></text:span><text:span text:style-name="T23">request where </text:span><text:span text:style-name="Source_20_Text"><text:span text:style-name="T23">MaxResults </text:span></text:span><text:span text:style-name="T23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4">void</text:p>
          </table:table-cell>
          <table:table-cell table:style-name="Table1.B2" office:value-type="string">
            <text:p text:style-name="P8"><text:span text:style-name="Source_20_Text"><text:span text:style-name="T37">set</text:span></text:span><text:span text:style-name="Source_20_Text"><text:span text:style-name="T41">Snapshot</text:span></text:span><text:span text:style-name="Source_20_Text"><text:span text:style-name="T37">Ids</text:span></text:span><text:span text:style-name="Source_20_Text"><text:span text:style-name="T34">(</text:span></text:span><text:span text:style-name="Source_20_Text"><text:span text:style-name="T37">Collection</text:span></text:span><text:span text:style-name="Source_20_Text"><text:span text:style-name="T34">&lt;</text:span></text:span><text:span text:style-name="Source_20_Text"><text:span text:style-name="T37">String</text:span></text:span><text:span text:style-name="Source_20_Text"><text:span text:style-name="T34">&gt; </text:span></text:span><text:span text:style-name="Source_20_Text"><text:span text:style-name="T35">snapshot</text:span></text:span><text:span text:style-name="Source_20_Text"><text:span text:style-name="T34">Ids)</text:span></text:span></text:p>
            <text:p text:style-name="P12"><text:span text:style-name="T20">One or more </text:span><text:span text:style-name="T21">snapshot</text:span><text:span text:style-name="T20"> IDs.</text:span></text:p>
          </table:table-cell>
        </table:table-row>
        <table:table-row>
          <table:table-cell table:style-name="Table1.A2" office:value-type="string">
            <text:p text:style-name="P4">Describe<text:span text:style-name="T65">Snapshots</text:span>Request</text:p>
          </table:table-cell>
          <table:table-cell table:style-name="Table1.B2" office:value-type="string">
            <text:p text:style-name="P6"><text:span text:style-name="Source_20_Text"><text:span text:style-name="T37">withMaxResults</text:span></text:span><text:span text:style-name="Source_20_Text"><text:span text:style-name="T34">(</text:span></text:span><text:span text:style-name="Source_20_Text"><text:span text:style-name="T37">Integer </text:span></text:span><text:span text:style-name="Source_20_Text"><text:span text:style-name="T34">maxResults)</text:span></text:span></text:p>
            <text:p text:style-name="P8"><text:span text:style-name="T23">The maximum number of </text:span><text:span text:style-name="T25">snapshot</text:span><text:span text:style-name="T23"> results returned by </text:span><text:span text:style-name="T24">De</text:span><text:span text:style-name="Source_20_Text"><text:span text:style-name="T23">scribe</text:span></text:span><text:span text:style-name="Source_20_Text"><text:span text:style-name="T24">Snapshots</text:span></text:span><text:span text:style-name="Source_20_Text"><text:span text:style-name="T23"> </text:span></text:span><text:span text:style-name="T23">in paginated output.</text:span></text:p>
          </table:table-cell>
        </table:table-row>
        <table:table-row>
          <table:table-cell table:style-name="Table1.A2" office:value-type="string">
            <text:p text:style-name="P5">Describe<text:span text:style-name="T65">Snapshots</text:span>Request</text:p>
          </table:table-cell>
          <table:table-cell table:style-name="Table1.B2" office:value-type="string">
            <text:p text:style-name="P6"><text:span text:style-name="Source_20_Text"><text:span text:style-name="T37">withNextToken</text:span></text:span><text:span text:style-name="Source_20_Text"><text:span text:style-name="T34">(</text:span></text:span><text:span text:style-name="Source_20_Text"><text:span text:style-name="T37">String </text:span></text:span><text:span text:style-name="Source_20_Text"><text:span text:style-name="T34">nextToken)</text:span></text:span></text:p>
            <text:p text:style-name="P9"><text:span text:style-name="T23">The </text:span><text:span text:style-name="Source_20_Text"><text:span text:style-name="T23">NextToken </text:span></text:span><text:span text:style-name="T23">value returned from a previous paginated </text:span><text:span text:style-name="T24">De</text:span><text:span text:style-name="Source_20_Text"><text:span text:style-name="T23">scribe</text:span></text:span><text:span text:style-name="Source_20_Text"><text:span text:style-name="T24">Snapshots</text:span></text:span><text:span text:style-name="Source_20_Text"><text:span text:style-name="T23"> </text:span></text:span><text:span text:style-name="T23">request where </text:span><text:span text:style-name="Source_20_Text"><text:span text:style-name="T23">MaxResults </text:span></text:span><text:span text:style-name="T23">was used and the results exceeded the value of that parameter.</text:span></text:p>
          </table:table-cell>
        </table:table-row>
        <table:table-row>
          <table:table-cell table:style-name="Table1.A2" office:value-type="string">
            <text:p text:style-name="P5">Describe<text:span text:style-name="T65">Snapshots</text:span>Request</text:p>
            <text:p text:style-name="P19"/>
          </table:table-cell>
          <table:table-cell table:style-name="Table1.B2" office:value-type="string">
            <text:p text:style-name="P6"><text:span text:style-name="Source_20_Text"><text:span text:style-name="T37">with</text:span></text:span><text:span text:style-name="Source_20_Text"><text:span text:style-name="T40">Snapshot</text:span></text:span><text:span text:style-name="Source_20_Text"><text:span text:style-name="T37">Ids</text:span></text:span><text:span text:style-name="Source_20_Text"><text:span text:style-name="T34">(</text:span></text:span><text:span text:style-name="Source_20_Text"><text:span text:style-name="T37">Collection</text:span></text:span><text:span text:style-name="Source_20_Text"><text:span text:style-name="T34">&lt;</text:span></text:span><text:span text:style-name="Source_20_Text"><text:span text:style-name="T37">String</text:span></text:span><text:span text:style-name="Source_20_Text"><text:span text:style-name="T34">&gt; </text:span></text:span><text:span text:style-name="Source_20_Text"><text:span text:style-name="T35">snapshot</text:span></text:span><text:span text:style-name="Source_20_Text"><text:span text:style-name="T34">Ids)</text:span></text:span></text:p>
            <text:p text:style-name="P12"><text:span text:style-name="T20">One or more </text:span><text:span text:style-name="T21">snapshot</text:span><text:span text:style-name="T20"> IDs.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1" svg:font-family="'Ubuntu Medium'" style:font-pitch="variable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38:48.081312828</meta:creation-date>
    <dc:date>2016-07-08T18:44:48.178783050</dc:date>
    <meta:editing-duration>PT4M15S</meta:editing-duration>
    <meta:editing-cycles>5</meta:editing-cycles>
    <meta:generator>LibreOffice/4.2.8.2$Linux_X86_64 LibreOffice_project/420m0$Build-2</meta:generator>
    <meta:document-statistic meta:table-count="1" meta:image-count="0" meta:object-count="0" meta:page-count="2" meta:paragraph-count="47" meta:word-count="211" meta:character-count="1852" meta:non-whitespace-character-count="1687"/>
  </office:meta>
</office:document-meta>
</file>